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4bb4" officeooo:paragraph-rsid="00024bb4"/>
    </style:style>
    <style:style style:name="P2" style:family="paragraph" style:parent-style-name="Standard">
      <style:text-properties officeooo:rsid="00025235" officeooo:paragraph-rsid="00025235"/>
    </style:style>
    <style:style style:name="P3" style:family="paragraph" style:parent-style-name="Standard">
      <style:text-properties officeooo:rsid="00042126" officeooo:paragraph-rsid="00042126"/>
    </style:style>
    <style:style style:name="P4" style:family="paragraph" style:parent-style-name="Standard">
      <style:text-properties officeooo:rsid="00057b56" officeooo:paragraph-rsid="00057b56"/>
    </style:style>
    <style:style style:name="P5" style:family="paragraph" style:parent-style-name="Standard">
      <style:text-properties officeooo:rsid="00054437" officeooo:paragraph-rsid="00042126"/>
    </style:style>
    <style:style style:name="P6" style:family="paragraph" style:parent-style-name="Standard">
      <style:text-properties officeooo:rsid="00054437" officeooo:paragraph-rsid="00054437"/>
    </style:style>
    <style:style style:name="P7" style:family="paragraph" style:parent-style-name="Standard">
      <style:text-properties officeooo:rsid="00056dd1" officeooo:paragraph-rsid="00056dd1"/>
    </style:style>
    <style:style style:name="T1" style:family="text">
      <style:text-properties officeooo:rsid="000748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have set windows for each task and you MUST complete the specified task in the windows you have been given.</text:p>
      <text:p text:style-name="P1"/>
      <text:p text:style-name="P1">Task 1 proposal/design:</text:p>
      <text:p text:style-name="P1"/>
      <text:p text:style-name="P1">proposal should be done before your design but if you cant tell that the design was done first then that’s alright.</text:p>
      <text:p text:style-name="P1">Statement of scope</text:p>
      <text:p text:style-name="P1">try and break the problem down and have a solution to any and all problems you can identify.</text:p>
      <text:p text:style-name="P2">Reference nfr, fr, ur using fr1.1 ect</text:p>
      <text:p text:style-name="P2"><text:s/>a fully normalised database to third normal form – describing how the database is good</text:p>
      <text:p text:style-name="P3">you MUST justify why you have decided to do what you have chosen in your design or you will be losing marks</text:p>
      <text:p text:style-name="P4">KPI is stuff that effect businesses, so talk about how your system will help bring people</text:p>
      <text:p text:style-name="P3">justify everything</text:p>
      <text:p text:style-name="P4">user acceptance criteria (UAC/user requirements) – they do not have to be lifted out of the user stories but cant be helpful use the list like before with NFR and FR</text:p>
      <text:p text:style-name="P3">variable list – put the most used variables in there even if the name is longer give it a meaningful name so you can get a base idea of what the variable does or stores</text:p>
      <text:p text:style-name="P5">testing table – what you plan to test and why and the test data</text:p>
      <text:p text:style-name="P6">quality of communication – make sure you sentences are laid out nicely and make the design have a good layout they clearly shows the different parts of this</text:p>
      <text:p text:style-name="P4">scope – make reference and explain your understanding of how big the project actually is and specify that you are only going to build what you have been asked to do make sure to justify what user groups you are focusing on and mention that I could do ect. However this is well out <text:span text:style-name="T1">the time constraints the realm of what’s been asked of me. If anything has purchasing say that you cannot build it do to the fact of the security and the time and abilities that are needed which isn’t possible as its out of the realm of the project</text:span></text:p>
      <text:p text:style-name="P6"/>
      <text:p text:style-name="P6">Task 2 solution:</text:p>
      <text:p text:style-name="P6"/>
      <text:p text:style-name="P6">start a testing table as soon as you start the solution and put everything in there</text:p>
      <text:p text:style-name="P6"/>
      <text:p text:style-name="P7">you need 3 versions of your co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10:29:00.889787900</meta:creation-date>
    <dc:date>2025-11-07T10:29:22.083466900</dc:date>
    <meta:editing-duration>PT2H56S</meta:editing-duration>
    <meta:editing-cycles>3</meta:editing-cycles>
    <meta:generator>LibreOffice/25.8.2.2$Windows_X86_64 LibreOffice_project/d401f2107ccab8f924a8e2df40f573aab7605b6f</meta:generator>
    <meta:document-statistic meta:table-count="0" meta:image-count="0" meta:object-count="0" meta:page-count="1" meta:paragraph-count="18" meta:word-count="358" meta:character-count="1909" meta:non-whitespace-character-count="1562"/>
  </office:meta>
</office:document-meta>
</file>